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ropertiesFileDetectionTestPropertySourceTests.verifyPropertiesAreAvailableIn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ropertiesFileDetectionTestPropertySourceTests.assertEnvironmentValue( String key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